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mbria" svg:font-family="Cambria" style:font-pitch="variable"/>
    <style:font-face style:name="Cambria1" svg:font-family="Cambria" style:font-family-generic="roman" style:font-pitch="variable"/>
    <style:font-face style:name="Courier" svg:font-family="Courier" style:font-pitch="variable"/>
    <style:font-face style:name="F" svg:font-family="" style:font-family-generic="system" style:font-pitch="variable"/>
    <style:font-face style:name="Helvetica Neue" svg:font-family="'Helvetica Neue'" style:font-family-generic="modern" style:font-pitch="variable"/>
    <style:font-face style:name="HelveticaNowDisplay Medium" svg:font-family="'HelveticaNowDisplay Medium'" style:font-family-generic="swiss"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Title">
      <style:paragraph-properties fo:text-align="center" style:justify-single-word="false"/>
      <style:text-properties style:font-name="HelveticaNowDisplay Medium"/>
    </style:style>
    <style:style style:name="P2" style:family="paragraph" style:parent-style-name="Heading_20_1">
      <style:text-properties style:font-name="HelveticaNowDisplay Medium"/>
    </style:style>
    <style:style style:name="P3" style:family="paragraph" style:parent-style-name="Standard">
      <style:text-properties style:font-name="HelveticaNowDisplay Medium"/>
    </style:style>
    <style:style style:name="P4" style:family="paragraph" style:parent-style-name="List_20_1" style:list-style-name="WWNum1">
      <style:text-properties style:font-name="HelveticaNowDisplay Medium"/>
    </style:style>
    <style:style style:name="P5" style:family="paragraph" style:parent-style-name="Heading_20_2">
      <style:text-properties style:font-name="HelveticaNowDisplay Medium"/>
    </style:style>
    <style:style style:name="P6" style:family="paragraph" style:parent-style-name="Heading_20_3">
      <style:paragraph-properties fo:margin-left="0in" fo:margin-right="0in" fo:margin-top="0.139in" fo:margin-bottom="0.1965in" style:contextual-spacing="false" fo:text-indent="0in" style:auto-text-indent="false"/>
      <style:text-properties style:font-name="HelveticaNowDisplay Medium"/>
    </style:style>
    <style:style style:name="P7" style:family="paragraph" style:parent-style-name="Text_20_body">
      <loext:graphic-properties draw:fill="none" draw:fill-color="#ffffff"/>
      <style:paragraph-properties fo:margin-left="0in" fo:margin-right="0in" fo:text-indent="0in" style:auto-text-indent="false" fo:background-color="transparent"/>
      <style:text-properties style:font-name="HelveticaNowDisplay Medium"/>
    </style:style>
    <style:style style:name="P8" style:family="paragraph" style:parent-style-name="Heading_20_4">
      <loext:graphic-properties draw:fill="none" draw:fill-color="#ffffff"/>
      <style:paragraph-properties fo:margin-left="0in" fo:margin-right="0in" fo:margin-top="0.139in" fo:margin-bottom="0.1965in" style:contextual-spacing="false" fo:text-indent="0in" style:auto-text-indent="false" fo:background-color="transparent"/>
      <style:text-properties style:font-name="HelveticaNowDisplay Medium"/>
    </style:style>
    <style:style style:name="P9" style:family="paragraph" style:parent-style-name="Text_20_body">
      <loext:graphic-properties draw:fill="none" draw:fill-color="#ffffff"/>
      <style:paragraph-properties fo:margin-left="0in" fo:margin-right="0in" fo:text-indent="0in" style:auto-text-indent="false" fo:background-color="transparent"/>
    </style:style>
    <style:style style:name="P10" style:family="paragraph" style:parent-style-name="Text_20_body" style:list-style-name="L1">
      <loext:graphic-properties draw:fill="none" draw:fill-color="#ffffff"/>
      <style:paragraph-properties fo:margin-left="0in" fo:margin-right="0in" fo:text-indent="0in" style:auto-text-indent="false" fo:background-color="transparent"/>
    </style:style>
    <style:style style:name="T1" style:family="text">
      <style:text-properties officeooo:rsid="0009b7a3"/>
    </style:style>
    <style:style style:name="T2" style:family="text">
      <style:text-properties style:font-name="HelveticaNowDisplay Medium"/>
    </style:style>
    <style:style style:name="T3" style:family="text">
      <style:text-properties style:font-name="HelveticaNowDisplay Medium" fo:background-color="transparent" loext:char-shading-value="0"/>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egrating a Memory Bank into BiomedParse</text:p>
      <text:h text:style-name="P2" text:outline-level="1">Introduction</text:h>
      <text:p text:style-name="P3">BiomedParse is a foundation model for biomedical image parsing that unifies segmentation, detection, and recognition tasks. MedSAM-2 is a model that treats medical images like videos, using a memory mechanism to maintain coherence between successive frames. This document explores the possibility of integrating a similar memory mechanism into BiomedParse.</text:p>
      <text:h text:style-name="P2" text:outline-level="1">1. BiomedParse <text:span text:style-name="T1">Architecture Breakdown</text:span></text:h>
      <text:list text:style-name="WWNum1">
        <text:list-item>
          <text:p text:style-name="P4">Image Encoder to extract features from a single image or slice</text:p>
        </text:list-item>
        <text:list-item>
          <text:p text:style-name="P4">Text Encoder to parse natural language requests</text:p>
        </text:list-item>
        <text:list-item>
          <text:p text:style-name="P4">Mask Decoder to generate the segmentation</text:p>
        </text:list-item>
        <text:list-item>
          <text:p text:style-name="P4">Meta-object Classifier to associate the image with a broad ontology of possible objects and tissues</text:p>
        </text:list-item>
      </text:list>
      <text:h text:style-name="P2" text:outline-level="1">2. Memory Mechanism in MedSAM-2</text:h>
      <text:p text:style-name="P3">MedSAM-2 employs "memory attention," selectively retaining information from multiple slices in a 2D/3D image series. This allows tracking objects coherently across a volume, thereby reducing the need for prompts at every slice.</text:p>
      <text:h text:style-name="P2" text:outline-level="1">3. Memory Bank Integration <text:span text:style-name="T1">approach:</text:span></text:h>
      <text:h text:style-name="P5" text:outline-level="2">3.1 Stateful Encoder</text:h>
      <text:p text:style-name="P3"><text:span text:style-name="T1">E</text:span>xtending the image encoder to handle a "stream" of correlated images, using a key-value recall module that stores partial embeddings from previous slices.</text:p>
      <text:h text:style-name="P6" text:outline-level="3">In-Depth Look at the Stateful Encoder</text:h>
      <text:p text:style-name="P7">A stateful encoder is an architectural component that goes beyond the traditional “stateless” approach commonly used in many image processing model<text:span text:style-name="T1">s, </text:span>including those for segmentation. Rather than treating each image (or slice) independently, a stateful encoder keeps an internal memory of previous computations, allowing it to reference earlier information when processing new data. This ability is particularly beneficial for sequential or volumetric data (like 3D image series), where maintaining spatial consistency between slices is key.</text:p>
      <text:h text:style-name="P8" text:outline-level="4"><text:soft-page-break/>Fundamental Concepts</text:h>
      <text:p text:style-name="P7">Imagine you’re analyzing a series of slices from a medical scan. A conventional encoder would process each slice from scratch, ignoring valuable context from earlier slices. In contrast, a stateful encoder works by:</text:p>
      <text:p text:style-name="P9"><text:span text:style-name="T2">• </text:span><text:span text:style-name="Strong_20_Emphasis"><text:span text:style-name="T3">Maintaining Sequential Context:</text:span></text:span><text:span text:style-name="T2"> It saves “embeddings” or feature representations from earlier slices. These stored representations can help the model interpret the current slice in light of what it has seen before.</text:span></text:p>
      <text:p text:style-name="P9"><text:span text:style-name="T2">• </text:span><text:span text:style-name="Strong_20_Emphasis"><text:span text:style-name="T3">Using Key-Value Structures:</text:span></text:span><text:span text:style-name="T2"> For each slice, the encoder generates an embedding that highlights its most important features. These embeddings are then stored in a memory bank as key-value pairs. The “key” identifies critical attributes—such as an anatomical feature—and the “value” contains the relevant context.</text:span></text:p>
      <text:p text:style-name="P9"><text:span text:style-name="T2">• </text:span><text:span text:style-name="Strong_20_Emphasis"><text:span text:style-name="T3">Aggregating Information via Cross-Attention:</text:span></text:span><text:span text:style-name="T2"> When a new slice is processed, a cross-attention module queries the memory bank to retrieve relevant information from previous slices. Combining the local features of the current slice with these historical embeddings typically leads to more consistent and accurate segmentation.</text:span></text:p>
      <text:h text:style-name="P8" text:outline-level="4">Practical Benefits</text:h>
      <text:p text:style-name="P7">The advantages of using a stateful encoder include:</text:p>
      <text:p text:style-name="P9"><text:span text:style-name="T2">• </text:span><text:span text:style-name="Strong_20_Emphasis"><text:span text:style-name="T3">Improved Consistency Across Slices:</text:span></text:span><text:span text:style-name="T2"> With memory in place, the model “remembers” where specific structures were located in earlier slices. This results in more uniform segmentation across the entire volume.</text:span></text:p>
      <text:p text:style-name="P9"><text:span text:style-name="T2">• </text:span><text:span text:style-name="Strong_20_Emphasis"><text:span text:style-name="T3">Reduced Need for Repeated Prompts:</text:span></text:span><text:span text:style-name="T2"> Since the model can recall essential details from its memory, it does not require a full prompt or guidance for every new image. This can significantly cut down on user intervention in long image sequences.</text:span></text:p>
      <text:p text:style-name="P9"><text:span text:style-name="T2">• </text:span><text:span text:style-name="Strong_20_Emphasis"><text:span text:style-name="T3">Enhanced Efficiency for Sequential Data:</text:span></text:span><text:span text:style-name="T2"> For modalities such as MRI or CT scans, where there are many slices per volume, keeping this contextual information helps prevent errors or inconsistencies that might otherwise occur if each slice were processed in isolation.</text:span></text:p>
      <text:h text:style-name="P8" text:outline-level="4">How to Implement a Stateful Encoder</text:h>
      <text:p text:style-name="P7">There are several practical ideas on how to retrofit an image encoder to make it “stateful”:</text:p>
      <text:list text:style-name="L1">
        <text:list-item>
          <text:p text:style-name="P10"><text:span text:style-name="Strong_20_Emphasis"><text:span text:style-name="T3">Extending the Image Encoder:</text:span></text:span><text:span text:style-name="T2"><text:line-break/>Instead of restarting the processing for every slice, modify the encoder to include a memory component—similar to what you’d find in transformer models. This might involve adding one or more layers specifically responsible for generating and storing embeddings.</text:span></text:p>
        </text:list-item>
        <text:list-item>
          <text:p text:style-name="P10"><text:soft-page-break/><text:span text:style-name="Strong_20_Emphasis"><text:span text:style-name="T3">Employing Key-Value Mechanisms:</text:span></text:span><text:span text:style-name="T2"><text:line-break/>As each slice is processed, generate an embedding and store it in a memory bank as a key-value pair. This memory bank should be designed to update dynamically as more slices are processed.</text:span></text:p>
        </text:list-item>
        <text:list-item>
          <text:p text:style-name="P10"><text:span text:style-name="Strong_20_Emphasis"><text:span text:style-name="T3">Adding a Cross-Attention Module:</text:span></text:span><text:span text:style-name="T2"><text:line-break/>When processing a new slice, incorporate a cross-attention module that “looks back” to the stored embeddings. The module should selectively pull in only the most relevant historical features to combine with the current slice’s data.</text:span></text:p>
        </text:list-item>
        <text:list-item>
          <text:p text:style-name="P10"><text:span text:style-name="Strong_20_Emphasis"><text:span text:style-name="T3">Designing Memory Update Strategies:</text:span></text:span><text:span text:style-name="T2"><text:line-break/>It is important to establish rules for updating the memory. For instance, you might apply a decay factor to lessen the influence of older embeddings or use a prominence factor to highlight key features. Properly balancing these factors helps keep the memory both useful and manageable.</text:span></text:p>
        </text:list-item>
      </text:list>
      <text:h text:style-name="P8" text:outline-level="4">A Practical Example</text:h>
      <text:p text:style-name="P7">Consider segmenting a tumor that spans several slices of a CT scan. A standard encoder might segment each slice independently, resulting in slight variations from one slice to another due to noise or differences in contrast. In contrast, with a stateful encoder:</text:p>
      <text:p text:style-name="P7">• The first slice is processed, and its embedding—highlighting the tumor—is stored in memory.<text:line-break/>• When the next slice is processed, the cross-attention module references the stored tumor-related features and combines them with the new slice’s local features.<text:line-break/>• The final output is a segmentation that remains consistent across all slices, even if some individual slices are less clear.</text:p>
      <text:h text:style-name="P5" text:outline-level="2">3.2 Cross-Attention within the Mask Decoder</text:h>
      <text:p text:style-name="P3">The mask decoder could receive both local visual features and "memory embeddings" from preceding slices, updating the memory at each new step.</text:p>
      <text:h text:style-name="P5" text:outline-level="2">3.3 Query Frame and Key Slice</text:h>
      <text:p text:style-name="P3"><text:span text:style-name="T1">P</text:span>rocess an initial reference slice, extracting a key embedding that can be projected onto subsequent slices by cross-attention.</text:p>
      <text:h text:style-name="P5" text:outline-level="2">3.4 Update Mechanisms</text:h>
      <text:p text:style-name="P3"><text:span text:style-name="T1">We’d need to </text:span>adopt a self-sorting memory bank with a decaying factor for older states and a prominence factor for highly visible objects <text:span text:style-name="T1">as in MedSAM-2</text:span>.</text:p>
      <text:h text:style-name="P5" text:outline-level="2">3.5 Alignment of Formats</text:h>
      <text:p text:style-name="P3">It is crucial to verify that the embedding dimensions from the image encoder, memory bank, and <text:span text:style-name="T1">the</text:span> decoder are compatible, <text:span text:style-name="T1">if not </text:span>by reducing the feature map size to sca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mbria" svg:font-family="Cambria" style:font-pitch="variable"/>
    <style:font-face style:name="Cambria1" svg:font-family="Cambria" style:font-family-generic="roman" style:font-pitch="variable"/>
    <style:font-face style:name="Courier" svg:font-family="Courier" style:font-pitch="variable"/>
    <style:font-face style:name="F" svg:font-family="" style:font-family-generic="system" style:font-pitch="variable"/>
    <style:font-face style:name="Helvetica Neue" svg:font-family="'Helvetica Neue'" style:font-family-generic="modern" style:font-pitch="variable"/>
    <style:font-face style:name="HelveticaNowDisplay Medium" svg:font-family="'HelveticaNowDisplay Medium'" style:font-family-generic="swiss"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1"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mbria1"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text-properties style:font-name="Cambria" fo:font-family="Cambria" style:font-pitch="variable"/>
    </style:style>
    <style:style style:name="ListLabel_20_2" style:display-name="ListLabel 2" style:family="text">
      <style:text-properties style:font-name="Cambria" fo:font-family="Cambria" style:font-pitch="variable"/>
    </style:style>
    <style:style style:name="ListLabel_20_3" style:display-name="ListLabel 3" style:family="text">
      <style:text-properties style:font-name="Cambria" fo:font-family="Cambria" style:font-pitch="variable"/>
    </style:style>
    <style:style style:name="ListLabel_20_4" style:display-name="ListLabel 4" style:family="text">
      <style:text-properties style:font-name="Cambria" fo:font-family="Cambria" style:font-pitch="variable"/>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ython-docx</meta:initial-creator>
    <dc:description>generated by python-docx</dc:description>
    <meta:editing-cycles>2</meta:editing-cycles>
    <meta:creation-date>2013-12-23T23:15:00</meta:creation-date>
    <dc:date>2025-02-16T20:25:53.461000000</dc:date>
    <meta:editing-duration>PT4M12S</meta:editing-duration>
    <meta:generator>LibreOffice/24.8.4.2$Windows_X86_64 LibreOffice_project/bb3cfa12c7b1bf994ecc5649a80400d06cd71002</meta:generator>
    <meta:document-statistic meta:table-count="0" meta:image-count="0" meta:object-count="0" meta:page-count="3" meta:paragraph-count="42" meta:word-count="948" meta:character-count="6229" meta:non-whitespace-character-count="5336"/>
    <meta:user-defined meta:name="AppVersion">14.0000</meta:user-defined>
    <meta:template xlink:type="simple" xlink:actuate="onRequest" xlink:title="Normal.dotm" xlink:href=""/>
  </office:meta>
</office:document-meta>
</file>